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6.95pt"/>
    </style:style>
    <style:style style:name="co5" style:family="table-column">
      <style:table-column-properties fo:break-before="auto" style:column-width="12.36pt"/>
    </style:style>
    <style:style style:name="co6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Dia line no.</text:p>
          </table:table-cell>
          <table:table-cell/>
          <table:table-cell office:value-type="string" calcext:value-type="string">
            <text:p>We want</text:p>
          </table:table-cell>
          <table:table-cell/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We want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2]/[.D2]" office:value-type="float" office:value="1" calcext:value-type="float">
            <text:p>1</text:p>
          </table:table-cell>
          <table:table-cell/>
          <table:table-cell table:formula="of:=((-1 +SQRT (8 * ([.A2] + 1))) / 2) +1" office:value-type="float" office:value="1.9142135623731" calcext:value-type="float">
            <text:p>1.9142135623731</text:p>
          </table:table-cell>
          <table:table-cell/>
          <table:table-cell table:formula="of:=ROUNDDOWN([.H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]*([.H2]-[.J2])" office:value-type="float" office:value="0.914213562373095" calcext:value-type="float">
            <text:p>0.914213562373095</text:p>
          </table:table-cell>
          <table:table-cell table:formula="of:=ROUNDUP([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]-[.L2]+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3]/[.D3]" office:value-type="float" office:value="0.5" calcext:value-type="float">
            <text:p>0.5</text:p>
          </table:table-cell>
          <table:table-cell/>
          <table:table-cell table:formula="of:=((-1 +SQRT (8 * ([.A3] + 1))) / 2) +1" office:value-type="float" office:value="2.5" calcext:value-type="float">
            <text:p>2.5</text:p>
          </table:table-cell>
          <table:table-cell/>
          <table:table-cell table:formula="of:=ROUNDDOWN([.H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*([.H3]-[.J3])" office:value-type="float" office:value="1" calcext:value-type="float">
            <text:p>1</text:p>
          </table:table-cell>
          <table:table-cell table:formula="of:=ROUNDUP([.M3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3]-[.L3]+1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4]/[.D4]" office:value-type="float" office:value="2" calcext:value-type="float">
            <text:p>2</text:p>
          </table:table-cell>
          <table:table-cell/>
          <table:table-cell table:formula="of:=((-1 +SQRT (8 * ([.A4] + 1))) / 2) +1" office:value-type="float" office:value="2.94948974278318" calcext:value-type="float">
            <text:p>2.94948974278318</text:p>
          </table:table-cell>
          <table:table-cell/>
          <table:table-cell table:formula="of:=ROUNDDOWN([.H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*([.H4]-[.J4])" office:value-type="float" office:value="1.89897948556636" calcext:value-type="float">
            <text:p>1.89897948556636</text:p>
          </table:table-cell>
          <table:table-cell table:formula="of:=ROUNDUP([.M4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]-[.L4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5]/[.D5]" office:value-type="float" office:value="0.333333333333333" calcext:value-type="float">
            <text:p>0.333333333333333</text:p>
          </table:table-cell>
          <table:table-cell/>
          <table:table-cell table:formula="of:=((-1 +SQRT (8 * ([.A5] + 1))) / 2) +1" office:value-type="float" office:value="3.32842712474619" calcext:value-type="float">
            <text:p>3.32842712474619</text:p>
          </table:table-cell>
          <table:table-cell/>
          <table:table-cell table:formula="of:=ROUNDDOWN([.H5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5]*([.H5]-[.J5])" office:value-type="float" office:value="0.985281374238571" calcext:value-type="float">
            <text:p>0.985281374238571</text:p>
          </table:table-cell>
          <table:table-cell table:formula="of:=ROUNDUP([.M5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-[.L5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6]/[.D6]" office:value-type="float" office:value="1" calcext:value-type="float">
            <text:p>1</text:p>
          </table:table-cell>
          <table:table-cell/>
          <table:table-cell table:formula="of:=((-1 +SQRT (8 * ([.A6] + 1))) / 2) +1" office:value-type="float" office:value="3.66227766016838" calcext:value-type="float">
            <text:p>3.66227766016838</text:p>
          </table:table-cell>
          <table:table-cell/>
          <table:table-cell table:formula="of:=ROUNDDOWN([.H6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6]*([.H6]-[.J6])" office:value-type="float" office:value="1.98683298050514" calcext:value-type="float">
            <text:p>1.98683298050514</text:p>
          </table:table-cell>
          <table:table-cell table:formula="of:=ROUNDUP([.M6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6]-[.L6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7]/[.D7]" office:value-type="float" office:value="3" calcext:value-type="float">
            <text:p>3</text:p>
          </table:table-cell>
          <table:table-cell/>
          <table:table-cell table:formula="of:=((-1 +SQRT (8 * ([.A7] + 1))) / 2) +1" office:value-type="float" office:value="3.96410161513775" calcext:value-type="float">
            <text:p>3.96410161513775</text:p>
          </table:table-cell>
          <table:table-cell/>
          <table:table-cell table:formula="of:=ROUNDDOWN([.H7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7]*([.H7]-[.J7])" office:value-type="float" office:value="2.89230484541326" calcext:value-type="float">
            <text:p>2.89230484541326</text:p>
          </table:table-cell>
          <table:table-cell table:formula="of:=ROUNDUP([.M7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7]-[.L7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8]/[.D8]" office:value-type="float" office:value="0.25" calcext:value-type="float">
            <text:p>0.25</text:p>
          </table:table-cell>
          <table:table-cell/>
          <table:table-cell table:formula="of:=((-1 +SQRT (8 * ([.A8] + 1))) / 2) +1" office:value-type="float" office:value="4.24165738677394" calcext:value-type="float">
            <text:p>4.24165738677394</text:p>
          </table:table-cell>
          <table:table-cell/>
          <table:table-cell table:formula="of:=ROUNDDOWN([.H8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8]*([.H8]-[.J8])" office:value-type="float" office:value="0.966629547095764" calcext:value-type="float">
            <text:p>0.966629547095764</text:p>
          </table:table-cell>
          <table:table-cell table:formula="of:=ROUNDUP([.M8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8]-[.L8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9]/[.D9]" office:value-type="float" office:value="0.666666666666667" calcext:value-type="float">
            <text:p>0.666666666666667</text:p>
          </table:table-cell>
          <table:table-cell/>
          <table:table-cell table:formula="of:=((-1 +SQRT (8 * ([.A9] + 1))) / 2) +1" office:value-type="float" office:value="4.5" calcext:value-type="float">
            <text:p>4.5</text:p>
          </table:table-cell>
          <table:table-cell/>
          <table:table-cell table:formula="of:=ROUNDDOWN([.H9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9]*([.H9]-[.J9])" office:value-type="float" office:value="2" calcext:value-type="float">
            <text:p>2</text:p>
          </table:table-cell>
          <table:table-cell table:formula="of:=ROUNDUP([.M9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9]-[.L9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10]/[.D10]" office:value-type="float" office:value="1.5" calcext:value-type="float">
            <text:p>1.5</text:p>
          </table:table-cell>
          <table:table-cell/>
          <table:table-cell table:formula="of:=((-1 +SQRT (8 * ([.A10] + 1))) / 2) +1" office:value-type="float" office:value="4.74264068711929" calcext:value-type="float">
            <text:p>4.74264068711929</text:p>
          </table:table-cell>
          <table:table-cell/>
          <table:table-cell table:formula="of:=ROUNDDOWN([.H10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0]*([.H10]-[.J10])" office:value-type="float" office:value="2.97056274847714" calcext:value-type="float">
            <text:p>2.97056274847714</text:p>
          </table:table-cell>
          <table:table-cell table:formula="of:=ROUNDUP([.M10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0]-[.L10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11]/[.D11]" office:value-type="float" office:value="4" calcext:value-type="float">
            <text:p>4</text:p>
          </table:table-cell>
          <table:table-cell/>
          <table:table-cell table:formula="of:=((-1 +SQRT (8 * ([.A11] + 1))) / 2) +1" office:value-type="float" office:value="4.97213595499958" calcext:value-type="float">
            <text:p>4.97213595499958</text:p>
          </table:table-cell>
          <table:table-cell/>
          <table:table-cell table:formula="of:=ROUNDDOWN([.H11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1]*([.H11]-[.J11])" office:value-type="float" office:value="3.88854381999832" calcext:value-type="float">
            <text:p>3.88854381999832</text:p>
          </table:table-cell>
          <table:table-cell table:formula="of:=ROUNDUP([.M11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1]-[.L11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B12]/[.D12]" office:value-type="float" office:value="0.2" calcext:value-type="float">
            <text:p>0.2</text:p>
          </table:table-cell>
          <table:table-cell/>
          <table:table-cell table:formula="of:=((-1 +SQRT (8 * ([.A12] + 1))) / 2) +1" office:value-type="float" office:value="5.19041575982343" calcext:value-type="float">
            <text:p>5.19041575982343</text:p>
          </table:table-cell>
          <table:table-cell/>
          <table:table-cell table:formula="of:=ROUNDDOWN([.H12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2]*([.H12]-[.J12])" office:value-type="float" office:value="0.952078799117149" calcext:value-type="float">
            <text:p>0.952078799117149</text:p>
          </table:table-cell>
          <table:table-cell table:formula="of:=ROUNDUP([.M12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2]-[.L12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13]/[.D13]" office:value-type="float" office:value="0.5" calcext:value-type="float">
            <text:p>0.5</text:p>
          </table:table-cell>
          <table:table-cell/>
          <table:table-cell table:formula="of:=((-1 +SQRT (8 * ([.A13] + 1))) / 2) +1" office:value-type="float" office:value="5.39897948556636" calcext:value-type="float">
            <text:p>5.39897948556636</text:p>
          </table:table-cell>
          <table:table-cell/>
          <table:table-cell table:formula="of:=ROUNDDOWN([.H13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3]*([.H13]-[.J13])" office:value-type="float" office:value="1.99489742783178" calcext:value-type="float">
            <text:p>1.99489742783178</text:p>
          </table:table-cell>
          <table:table-cell table:formula="of:=ROUNDUP([.M13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3]-[.L13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14]/[.D14]" office:value-type="float" office:value="1" calcext:value-type="float">
            <text:p>1</text:p>
          </table:table-cell>
          <table:table-cell/>
          <table:table-cell table:formula="of:=((-1 +SQRT (8 * ([.A14] + 1))) / 2) +1" office:value-type="float" office:value="5.59901951359278" calcext:value-type="float">
            <text:p>5.59901951359278</text:p>
          </table:table-cell>
          <table:table-cell/>
          <table:table-cell table:formula="of:=ROUNDDOWN([.H14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4]*([.H14]-[.J14])" office:value-type="float" office:value="2.99509756796392" calcext:value-type="float">
            <text:p>2.99509756796392</text:p>
          </table:table-cell>
          <table:table-cell table:formula="of:=ROUNDUP([.M14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4]-[.L1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15]/[.D15]" office:value-type="float" office:value="2" calcext:value-type="float">
            <text:p>2</text:p>
          </table:table-cell>
          <table:table-cell/>
          <table:table-cell table:formula="of:=((-1 +SQRT (8 * ([.A15] + 1))) / 2) +1" office:value-type="float" office:value="5.79150262212918" calcext:value-type="float">
            <text:p>5.79150262212918</text:p>
          </table:table-cell>
          <table:table-cell/>
          <table:table-cell table:formula="of:=ROUNDDOWN([.H1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5]*([.H15]-[.J15])" office:value-type="float" office:value="3.95751311064591" calcext:value-type="float">
            <text:p>3.95751311064591</text:p>
          </table:table-cell>
          <table:table-cell table:formula="of:=ROUNDUP([.M15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5]-[.L15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16]/[.D16]" office:value-type="float" office:value="5" calcext:value-type="float">
            <text:p>5</text:p>
          </table:table-cell>
          <table:table-cell/>
          <table:table-cell table:formula="of:=((-1 +SQRT (8 * ([.A16] + 1))) / 2) +1" office:value-type="float" office:value="5.97722557505166" calcext:value-type="float">
            <text:p>5.97722557505166</text:p>
          </table:table-cell>
          <table:table-cell/>
          <table:table-cell table:formula="of:=ROUNDDOWN([.H16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6]*([.H16]-[.J16])" office:value-type="float" office:value="4.88612787525831" calcext:value-type="float">
            <text:p>4.88612787525831</text:p>
          </table:table-cell>
          <table:table-cell table:formula="of:=ROUNDUP([.M16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6]-[.L16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B17]/[.D17]" office:value-type="float" office:value="0.166666666666667" calcext:value-type="float">
            <text:p>0.166666666666667</text:p>
          </table:table-cell>
          <table:table-cell/>
          <table:table-cell table:formula="of:=((-1 +SQRT (8 * ([.A17] + 1))) / 2) +1" office:value-type="float" office:value="6.15685424949238" calcext:value-type="float">
            <text:p>6.15685424949238</text:p>
          </table:table-cell>
          <table:table-cell/>
          <table:table-cell table:formula="of:=ROUNDDOWN([.H17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7]*([.H17]-[.J17])" office:value-type="float" office:value="0.941125496954284" calcext:value-type="float">
            <text:p>0.941125496954284</text:p>
          </table:table-cell>
          <table:table-cell table:formula="of:=ROUNDUP([.M1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7]-[.L1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B18]/[.D18]" office:value-type="float" office:value="0.4" calcext:value-type="float">
            <text:p>0.4</text:p>
          </table:table-cell>
          <table:table-cell/>
          <table:table-cell table:formula="of:=((-1 +SQRT (8 * ([.A18] + 1))) / 2) +1" office:value-type="float" office:value="6.3309518948453" calcext:value-type="float">
            <text:p>6.3309518948453</text:p>
          </table:table-cell>
          <table:table-cell/>
          <table:table-cell table:formula="of:=ROUNDDOWN([.H18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8]*([.H18]-[.J18])" office:value-type="float" office:value="1.9857113690718" calcext:value-type="float">
            <text:p>1.9857113690718</text:p>
          </table:table-cell>
          <table:table-cell table:formula="of:=ROUNDUP([.M18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8]-[.L18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19]/[.D19]" office:value-type="float" office:value="0.75" calcext:value-type="float">
            <text:p>0.75</text:p>
          </table:table-cell>
          <table:table-cell/>
          <table:table-cell table:formula="of:=((-1 +SQRT (8 * ([.A19] + 1))) / 2) +1" office:value-type="float" office:value="6.5" calcext:value-type="float">
            <text:p>6.5</text:p>
          </table:table-cell>
          <table:table-cell/>
          <table:table-cell table:formula="of:=ROUNDDOWN([.H19]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9]*([.H19]-[.J19])" office:value-type="float" office:value="3" calcext:value-type="float">
            <text:p>3</text:p>
          </table:table-cell>
          <table:table-cell table:formula="of:=ROUNDUP([.M19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9]-[.L19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20]/[.D20]" office:value-type="float" office:value="1.33333333333333" calcext:value-type="float">
            <text:p>1.33333333333333</text:p>
          </table:table-cell>
          <table:table-cell/>
          <table:table-cell table:formula="of:=((-1 +SQRT (8 * ([.A20] + 1))) / 2) +1" office:value-type="float" office:value="6.66441400296898" calcext:value-type="float">
            <text:p>6.66441400296898</text:p>
          </table:table-cell>
          <table:table-cell/>
          <table:table-cell table:formula="of:=ROUNDDOWN([.H20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0]*([.H20]-[.J20])" office:value-type="float" office:value="3.98648401781386" calcext:value-type="float">
            <text:p>3.98648401781386</text:p>
          </table:table-cell>
          <table:table-cell table:formula="of:=ROUNDUP([.M20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0]-[.L20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21]/[.D21]" office:value-type="float" office:value="2.5" calcext:value-type="float">
            <text:p>2.5</text:p>
          </table:table-cell>
          <table:table-cell/>
          <table:table-cell table:formula="of:=((-1 +SQRT (8 * ([.A21] + 1))) / 2) +1" office:value-type="float" office:value="6.82455532033676" calcext:value-type="float">
            <text:p>6.82455532033676</text:p>
          </table:table-cell>
          <table:table-cell/>
          <table:table-cell table:formula="of:=ROUNDDOWN([.H21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21]*([.H21]-[.J21])" office:value-type="float" office:value="4.94733192202055" calcext:value-type="float">
            <text:p>4.94733192202055</text:p>
          </table:table-cell>
          <table:table-cell table:formula="of:=ROUNDUP([.M21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21]-[.L21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22]/[.D22]" office:value-type="float" office:value="6" calcext:value-type="float">
            <text:p>6</text:p>
          </table:table-cell>
          <table:table-cell/>
          <table:table-cell table:formula="of:=((-1 +SQRT (8 * ([.A22] + 1))) / 2) +1" office:value-type="float" office:value="6.98074069840786" calcext:value-type="float">
            <text:p>6.98074069840786</text:p>
          </table:table-cell>
          <table:table-cell/>
          <table:table-cell table:formula="of:=ROUNDDOWN([.H22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2]*([.H22]-[.J22])" office:value-type="float" office:value="5.88444419044716" calcext:value-type="float">
            <text:p>5.88444419044716</text:p>
          </table:table-cell>
          <table:table-cell table:formula="of:=ROUNDUP([.M2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2]-[.L22]+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08:54.595348371</meta:creation-date>
    <dc:date>2019-10-16T16:37:47.862578875</dc:date>
    <meta:editing-duration>PT3H16M31S</meta:editing-duration>
    <meta:editing-cycles>2</meta:editing-cycles>
    <meta:generator>LibreOffice/6.0.7.3$Linux_X86_64 LibreOffice_project/00m0$Build-3</meta:generator>
    <meta:document-statistic meta:table-count="1" meta:cell-count="278" meta:object-count="0"/>
  </office:meta>
</office:document-meta>
</file>